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63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1/9/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time" office:time-value="PT02H45M00S" calcext:value-type="time">
            <text:p>02:45:00 AM</text:p>
          </table:table-cell>
          <table:table-cell table:style-name="ce3"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8:20:48.108957165</dc:date>
    <meta:editing-duration>PT30M20S</meta:editing-duration>
    <meta:editing-cycles>4</meta:editing-cycles>
    <meta:generator>LibreOffice/24.8.1.2$Linux_X86_64 LibreOffice_project/480$Build-2</meta:generator>
    <meta:document-statistic meta:table-count="1" meta:cell-count="48" meta:object-count="0"/>
  </office:meta>
</office:document-meta>
</file>